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LiberationSans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 fo:color="#FF0000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 fo:color="#FF0000"/>
    </style:style>
    <style:style style:name="P7" style:parent-style-name="LiberationSans" style:family="paragraph">
      <style:text-properties fo:font-weight="bold" style:font-weight-asian="bold" style:font-weight-complex="bold" fo:color="#FF0000"/>
    </style:style>
    <style:style style:name="P8" style:parent-style-name="LiberationSans" style:family="paragraph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 fo:color="#FF0000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T13" style:parent-style-name="DefaultParagraphFont" style:family="text">
      <style:text-properties fo:font-weight="bold" style:font-weight-asian="bold" style:font-weight-complex="bold" fo:color="#FF0000"/>
    </style:style>
  </office:automatic-styles>
  <office:body>
    <office:text text:use-soft-page-breaks="true">
      <text:p text:style-name="P1">Craig Harris</text:p>
      <text:p text:style-name="LiberationSans"><text:a xlink:href="mailto:harricra@oregonstate.edu" office:target-frame-name="_top" xlink:show="replace"><text:span text:style-name="T2">harricra@oregonstate.edu</text:span></text:a></text:p>
      <text:p text:style-name="LiberationSans"><text:span text:style-name="T3">Project<text:s/></text:span><text:span text:style-name="T4">3</text:span><text:span text:style-name="T5">:<text:s/></text:span><text:span text:style-name="T6">Lighting</text:span></text:p>
      <text:p text:style-name="P7">Video Link</text:p>
      <text:p text:style-name="P8"/>
      <text:p text:style-name="LiberationSans"><text:span text:style-name="T9">Description:</text:span><text:span text:style-name="T10"><text:s/></text:span><text:span text:style-name="T11">A description of what you did to get the display you got</text:span></text:p>
      <text:p text:style-name="LiberationSans"/>
      <text:p text:style-name="LiberationSans"><text:span text:style-name="T12">Screen Shots:<text:s/></text:span><text:span text:style-name="T13">A cool-looking screen shot from your program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style:font-name="Liberation Serif" style:font-name-asian="Noto Serif CJK SC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LiberationSans" style:display-name="Liberation Sans" style:family="paragraph" style:parent-style-name="PreformattedText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Mangal" fo:color="#2F5496" fo:font-size="13pt" style:font-size-asian="13pt" style:font-size-complex="11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craig</meta:initial-creator>
    <dc:creator>Craig Harris</dc:creator>
    <meta:creation-date>2023-10-18T23:29:00Z</meta:creation-date>
    <dc:date>2023-10-18T23:29:00Z</dc:date>
    <meta:print-date>2023-04-08T15:19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37" meta:character-count="249" meta:row-count="1" meta:non-whitespace-character-count="213"/>
  </office:meta>
</office:document-meta>
</file>